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2" svg:font-family="Verdana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erdana3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Verdana1" fo:font-size="10pt" officeooo:paragraph-rsid="002b2701" style:font-size-asian="10pt" style:font-size-complex="10pt"/>
    </style:style>
    <style:style style:name="P2" style:family="paragraph" style:parent-style-name="Standard">
      <style:text-properties style:font-name="Verdana1" fo:font-size="10pt" officeooo:paragraph-rsid="0024dc6c" style:font-size-asian="10pt" style:font-size-complex="10pt"/>
    </style:style>
    <style:style style:name="P3" style:family="paragraph" style:parent-style-name="Standard">
      <style:text-properties style:font-name="Verdana1" fo:font-size="10pt" officeooo:rsid="002ffab7" officeooo:paragraph-rsid="002ffab7" style:font-size-asian="10pt" style:font-size-complex="10pt"/>
    </style:style>
    <style:style style:name="P4" style:family="paragraph" style:parent-style-name="Standard">
      <style:text-properties style:font-name="Verdana1" fo:font-size="10pt" fo:font-weight="bold" officeooo:rsid="002bdea1" officeooo:paragraph-rsid="002b2701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Verdana1" fo:font-size="10pt" fo:font-weight="bold" officeooo:paragraph-rsid="002b270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erdana2" fo:font-size="10pt" fo:font-weight="bold" officeooo:paragraph-rsid="0024dc6c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Verdana2" fo:font-size="10pt" fo:font-weight="bold" officeooo:rsid="00061b30" officeooo:paragraph-rsid="0024dc6c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Verdana" fo:font-size="10pt" officeooo:paragraph-rsid="002b2701" style:font-size-asian="10pt" style:font-name-complex="Verdana3" style:font-size-complex="10pt"/>
    </style:style>
    <style:style style:name="P9" style:family="paragraph" style:parent-style-name="Standard">
      <style:text-properties style:font-name="Verdana" fo:font-size="10pt" fo:font-weight="bold" officeooo:rsid="002863e5" officeooo:paragraph-rsid="002b36f2" style:font-size-asian="10pt" style:font-weight-asian="bold" style:font-name-complex="Verdana3" style:font-size-complex="10pt" style:font-weight-complex="bold"/>
    </style:style>
    <style:style style:name="P10" style:family="paragraph" style:parent-style-name="Standard">
      <style:text-properties style:font-name="Times New Roman" fo:font-size="10pt" fo:font-weight="bold" officeooo:paragraph-rsid="002b2701" style:font-size-asian="10pt" style:font-weight-asian="bold" style:font-size-complex="10pt" style:font-weight-complex="bold"/>
    </style:style>
    <style:style style:name="P11" style:family="paragraph" style:parent-style-name="Standard">
      <style:text-properties fo:color="#ff0000" style:font-name="Verdana1" fo:font-size="10pt" officeooo:rsid="0032e1e6" officeooo:paragraph-rsid="0032e1e6" style:font-size-asian="10pt" style:font-size-complex="10pt"/>
    </style:style>
    <style:style style:name="P12" style:family="paragraph" style:parent-style-name="Standard">
      <style:text-properties fo:color="#cc3300" style:font-name="Verdana1" fo:font-size="10pt" officeooo:rsid="002ffab7" officeooo:paragraph-rsid="002ffab7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2e3849" style:font-weight-asian="normal" style:font-weight-complex="normal"/>
    </style:style>
    <style:style style:name="T3" style:family="text">
      <style:text-properties fo:font-weight="normal" officeooo:rsid="002f933c" style:font-weight-asian="normal" style:font-weight-complex="normal"/>
    </style:style>
    <style:style style:name="T4" style:family="text">
      <style:text-properties officeooo:rsid="001a8352"/>
    </style:style>
    <style:style style:name="T5" style:family="text">
      <style:text-properties officeooo:rsid="001de38d"/>
    </style:style>
    <style:style style:name="T6" style:family="text">
      <style:text-properties officeooo:rsid="0008eca3"/>
    </style:style>
    <style:style style:name="T7" style:family="text">
      <style:text-properties officeooo:rsid="0024dc6c"/>
    </style:style>
    <style:style style:name="T8" style:family="text">
      <style:text-properties style:font-name="Verdana" style:font-name-complex="Verdana3"/>
    </style:style>
    <style:style style:name="T9" style:family="text">
      <style:text-properties style:font-name="Verdana" officeooo:rsid="0010890b" style:font-name-complex="Verdana3"/>
    </style:style>
    <style:style style:name="T10" style:family="text">
      <style:text-properties style:font-name="Verdana" officeooo:rsid="002863e5" style:font-name-complex="Verdana3"/>
    </style:style>
    <style:style style:name="T11" style:family="text">
      <style:text-properties style:font-name="Verdana" officeooo:rsid="002b2701" style:font-name-complex="Verdana3"/>
    </style:style>
    <style:style style:name="T12" style:family="text">
      <style:text-properties style:font-name="Verdana" officeooo:rsid="002ffab7" style:font-name-complex="Verdana3"/>
    </style:style>
    <style:style style:name="T13" style:family="text">
      <style:text-properties style:font-name="Verdana" officeooo:rsid="0031395a" style:font-name-complex="Verdana3"/>
    </style:style>
    <style:style style:name="T14" style:family="text">
      <style:text-properties officeooo:rsid="0021fc76"/>
    </style:style>
    <style:style style:name="T15" style:family="text">
      <style:text-properties officeooo:rsid="002e3849"/>
    </style:style>
    <style:style style:name="T16" style:family="text">
      <style:text-properties officeooo:rsid="002f933c"/>
    </style:style>
    <style:style style:name="T17" style:family="text">
      <style:text-properties officeooo:rsid="002ffab7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officeooo:rsid="003372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6">Atividade_04 - </text:span>Livro AVR e Arduino – Técnicas de Projeto</text:p>
      <text:p text:style-name="P7">Capítulo: <text:span text:style-name="T7">5 (Display de 7 segmentos)</text:span></text:p>
      <text:p text:style-name="P2"/>
      <text:p text:style-name="P5">Título: <text:span text:style-name="T15">Fazendo um placar eletrônico com displays de 7 segmentos</text:span></text:p>
      <text:p text:style-name="P1"/>
      <text:p text:style-name="P1"><text:span text:style-name="T1">Objetivos: </text:span><text:span text:style-name="T2">O objetivo é construir um placar eletrônico com pontuação e tempo restante de jogo. Devido a limitação </text:span><text:span text:style-name="T3">no número de terminais da placa, vamos multiplexar os displays no tempo. Assim, cada novo display necessita apenas de um pino adicional.</text:span></text:p>
      <text:p text:style-name="P1"/>
      <text:p text:style-name="P1">Nesta prática <text:span text:style-name="T4">utilizaremos o Tinkercad para simular um circuito simples usando o microcontrolador Atmega328, utilizado nas placas Arduino UNO.</text:span></text:p>
      <text:p text:style-name="P1"/>
      <text:p text:style-name="P5"><text:span text:style-name="T14">1. </text:span>Procedimentos:</text:p>
      <text:p text:style-name="P1"/>
      <text:p text:style-name="P1">1. <text:span text:style-name="T5">Acesse sua conta no Tinkercad (</text:span><text:a xlink:type="simple" xlink:href="http://tinkercad.com/" text:style-name="Internet_20_link" text:visited-style-name="Visited_20_Internet_20_Link"><text:span text:style-name="T5">tinkercad.com</text:span></text:a><text:span text:style-name="T5">) e vá para a aba circuits (</text:span><text:a xlink:type="simple" xlink:href="https://www.tinkercad.com/circuits" text:style-name="Internet_20_link" text:visited-style-name="Visited_20_Internet_20_Link"><text:span text:style-name="T5">https://www.tinkercad.com/circuits</text:span></text:a><text:span text:style-name="T5">).</text:span></text:p>
      <text:p text:style-name="P1"/>
      <text:p text:style-name="P1"><text:span text:style-name="T5">2</text:span>. <text:span text:style-name="T16">Crie um novo circuito com 7 displays de 7 segmentos e dois botões. Utilize placas de ensaio (protoboards) para ligar os displays. Os displays devem ser divididos da seguinte forma:</text:span></text:p>
      <text:p text:style-name="P1"/>
      <text:p text:style-name="P3">- 2 dígitos para pontuação do time A;</text:p>
      <text:p text:style-name="P3">- 2 dígitos para pontuação do time B;</text:p>
      <text:p text:style-name="P3">- 3 dígitos para o tempo restante, sendo um dígito para minutos e dois para segundos.</text:p>
      <text:p text:style-name="P3"/>
      <text:p text:style-name="P3">Sugestão de organização: 00 0:00 00</text:p>
      <text:p text:style-name="P3"/>
      <text:p text:style-name="P3">Dica: Utilize as linhas horizontais externas de dois protoboards como um barramento para alimentar os dígitos dos displays. Dica<text:span text:style-name="T19">2</text:span>: olhe o exemplo em <text:a xlink:type="simple" xlink:href="https://www.tinkercad.com/things/5FOtTaJ9fFD" text:style-name="Internet_20_link" text:visited-style-name="Visited_20_Internet_20_Link">https://www.tinkercad.com/things/5FOtTaJ9fFD</text:a>.</text:p>
      <text:p text:style-name="P3"/>
      <text:p text:style-name="P11"><text:span text:style-name="T1">RESTRIÇÃO DE PROJETO:</text:span> Os segmentos dos displays (abcdefg) devem ser ligados nas portas PD4 a PD7 e PC0 a PC2, respectivamente. <text:span text:style-name="T18">Este item é obrigatório</text:span> e zera a avaliação caso não seja atendido.</text:p>
      <text:p text:style-name="P12"/>
      <text:p text:style-name="P3">3. Cada botão avança a pontuação de um time. A cada clique, a pontuação é incrementada em 1 ponto.</text:p>
      <text:p text:style-name="P3"/>
      <text:p text:style-name="P3">4. Não é necessário botão para reset do placar. O tempo inicial (tempo de jogo) pode ser definido em código. O cronômetro é regressivo e exibe até 9 minutos e 59 segundos. Ao fim do tempo, os botões não podem incrementar a pontuação.</text:p>
      <text:p text:style-name="P1"/>
      <text:p text:style-name="P10"><text:span text:style-name="T12">5</text:span><text:span text:style-name="T8">. </text:span><text:span text:style-name="T9">Cole</text:span><text:span text:style-name="T8"> o código fonte do microcontrolador </text:span><text:span text:style-name="T9">ao final deste arquivo e</text:span><text:span text:style-name="T8"> </text:span><text:span text:style-name="T9">inclua a imagem</text:span><text:span text:style-name="T8"> de seu design. </text:span><text:span text:style-name="T10">Importante: Deixe seu circuito público no Tinkercad e cole o link para ele aqui:</text:span></text:p>
      <text:p text:style-name="P1"/>
      <text:p text:style-name="P5">ATENÇÃO: Documente seu código. Cada linha/bloco deve deixar explícito o seu papel.</text:p>
      <text:p text:style-name="P5"/>
      <text:p text:style-name="P8"/>
      <text:p text:style-name="P8">______________________________________________________________</text:p>
      <text:p text:style-name="P4">RÚBRICA:</text:p>
      <text:p text:style-name="P4">Circuito: <text:span text:style-name="T17">25</text:span>%</text:p>
      <text:p text:style-name="P4">Lógica da programação <text:span text:style-name="T17">e funcionamento</text:span>: <text:span text:style-name="T17">75</text:span>%</text:p>
      <text:p text:style-name="P4"/>
      <text:p text:style-name="P4"><text:span text:style-name="T9">Valor desta atividade na média: </text:span><text:span text:style-name="T11">1.</text:span><text:span text:style-name="T13">2</text:span></text:p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erdana2" svg:font-family="Verdana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erdana3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0:23:27.269174286</meta:creation-date>
    <meta:editing-duration>PT26M</meta:editing-duration>
    <meta:editing-cycles>6</meta:editing-cycles>
    <meta:generator>LibreOffice/5.2.7.2$Linux_X86_64 LibreOffice_project/20m0$Build-2</meta:generator>
    <dc:date>2022-04-08T08:39:48.166109310</dc:date>
    <meta:document-statistic meta:table-count="0" meta:image-count="0" meta:object-count="0" meta:page-count="1" meta:paragraph-count="23" meta:word-count="348" meta:character-count="2192" meta:non-whitespace-character-count="1866"/>
  </office:meta>
</office:document-meta>
</file>